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WarningsJUnitRuleTest.reports_only_mismatching_stu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ubbingWarningsJUnitRuleTest.no_mismatch_when_stub_was_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ubbingWarningsJUnitRuleTest.no_stubbing_warning_on_p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ubbingWarningsJUnitRuleTest.declareStubbing( IMethods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arningsJUnitRuleTest.no_unused_stubs_reported_on_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WarningsJUnitRuleTest.declareStubbingWithArg( IMethods mock ,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arningsJUnitRuleTest.useStubbingWithArg( IMethods mock ,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arningsJUnitRule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arningsJUnitRuleTest.no_stubbing_arg_mismatch_on_p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ubbingWarningsJUnitRuleTest.warns_about_unused_stubs_when_pa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ubbingWarningsJUnitRuleTest.stubbing_arg_mismatch_on_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ubbingWarningsJUnitRuleTest.doAssert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WarningsJUnitRuleTest.multiple_stubbing_arg_mismatch_on_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ubbingWarningsJUnitRuleTest.no_stubbing_arg_mismatch_when_no_mismatch_on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